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P2" style:family="paragraph" style:parent-style-name="Standard">
      <style:text-properties style:font-name="Courier New" fo:font-size="10pt" officeooo:rsid="000810d0" officeooo:paragraph-rsid="000810d0" style:font-size-asian="10pt" style:font-size-complex="10pt"/>
    </style:style>
    <style:style style:name="P3" style:family="paragraph" style:parent-style-name="Standard">
      <style:text-properties fo:color="#808080" style:font-name="Courier New" fo:font-size="10pt" officeooo:rsid="000810d0" officeooo:paragraph-rsid="000810d0" style:font-size-asian="10pt" style:font-size-complex="10pt"/>
    </style:style>
    <style:style style:name="P4" style:family="paragraph" style:parent-style-name="Standard">
      <style:text-properties fo:color="#000000" style:font-name="Courier New" fo:font-size="10pt" officeooo:rsid="000810d0" officeooo:paragraph-rsid="000810d0" style:font-size-asian="10pt" style:font-size-complex="10pt"/>
    </style:style>
    <style:style style:name="P5" style:family="paragraph" style:parent-style-name="Standard">
      <style:text-properties fo:color="#3333ff" style:font-name="Courier New" fo:font-size="10pt" officeooo:rsid="000810d0" officeooo:paragraph-rsid="000810d0" style:font-size-asian="10pt" style:font-size-complex="10pt"/>
    </style:style>
    <style:style style:name="P6" style:family="paragraph" style:parent-style-name="Standard">
      <style:text-properties style:font-name="Courier New" fo:font-size="10pt" officeooo:rsid="000810d0" officeooo:paragraph-rsid="000810d0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color="#33ff99"/>
    </style:style>
    <style:style style:name="T3" style:family="text">
      <style:text-properties fo:color="#009900"/>
    </style:style>
    <style:style style:name="T4" style:family="text">
      <style:text-properties fo:color="#3333ff"/>
    </style:style>
    <style:style style:name="T5" style:family="text">
      <style:text-properties fo:color="#00a65d"/>
    </style:style>
    <style:style style:name="T6" style:family="text">
      <style:text-properties officeooo:rsid="000e0dc8"/>
    </style:style>
    <style:style style:name="T7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</text:span><text:span text:style-name="T7"><text:tab/></text:span><text:span text:style-name="T3">#CMPS 455 Assignment No. 7 Pt. 1</text:span></text:p>
      <text:p text:style-name="P4"><text:span text:style-name="T1">2</text:span><text:tab/><text:span text:style-name="T3">#Authors: Koppany Horvath</text:span></text:p>
      <text:p text:style-name="P4"><text:span text:style-name="T1">3</text:span><text:tab/><text:span text:style-name="T3">#Language: Python 3.6</text:span></text:p>
      <text:p text:style-name="P4"><text:span text:style-name="T1">4</text:span><text:tab/><text:span text:style-name="T3">#Task: Given the following CFG and the Predictive Parsing table. Write a</text:span> <text:tab/><text:span text:style-name="T3">program to trace input strings (1) (a+a)*a$ (2) a*(a/a)$ (3) a(a+a)$ </text:span><text:tab/><text:span text:style-name="T3">Show the content of the stack after each match.</text:span></text:p>
      <text:p text:style-name="P4"><text:span text:style-name="T1">5</text:span><text:tab/></text:p>
      <text:p text:style-name="P4"><text:span text:style-name="T1">6</text:span><text:tab/>def matches(string):</text:p>
      <text:p text:style-name="P4"><text:span text:style-name="T1">7</text:span><text:tab/><text:tab/>parseTable = {</text:p>
      <text:p text:style-name="P4"><text:span text:style-name="T1">8</text:span><text:tab/><text:tab/><text:tab/><text:span text:style-name="T4">"E"</text:span>:{<text:span text:style-name="T4">"a"</text:span>:<text:span text:style-name="T4">"TQ"</text:span>, <text:span text:style-name="T4">"+"</text:span>:None, <text:s/><text:span text:style-name="T4">"-"</text:span>:None, <text:s/><text:span text:style-name="T4">"*"</text:span>:None, <text:s/><text:span text:style-name="T4">"/"</text:span>:None, <text:s/><text:tab/><text:span text:style-name="T4">"("</text:span>:<text:span text:style-name="T4">"TQ"</text:span>, <text:s/><text:span text:style-name="T4">")"</text:span>:None, <text:span text:style-name="T4">"$"</text:span>:None},</text:p>
      <text:p text:style-name="P4"><text:span text:style-name="T1">9</text:span><text:tab/><text:tab/><text:tab/><text:span text:style-name="T4">"Q"</text:span>:{<text:span text:style-name="T4">"a"</text:span>:None, <text:span text:style-name="T4">"+"</text:span>:<text:span text:style-name="T4">"+TQ"</text:span>, <text:span text:style-name="T4">"-"</text:span>:<text:span text:style-name="T4">"-TQ"</text:span>, <text:span text:style-name="T4">"*"</text:span>:None, <text:s/><text:span text:style-name="T4">"/"</text:span>:None, <text:s/><text:tab/><text:span text:style-name="T4">"("</text:span>:None, <text:s/><text:span text:style-name="T4">")"</text:span>:<text:span text:style-name="T4">""</text:span>, <text:s text:c="2"/><text:span text:style-name="T4">"$"</text:span>:<text:span text:style-name="T4">""</text:span>},</text:p>
      <text:p text:style-name="P4"><text:span text:style-name="T1">10</text:span><text:tab/><text:tab/><text:tab/><text:span text:style-name="T4">"T"</text:span>:{<text:span text:style-name="T4">"a"</text:span>:<text:span text:style-name="T4">"FR"</text:span>, <text:span text:style-name="T4">"+"</text:span>:None, <text:s/><text:span text:style-name="T4">"-"</text:span>:None, <text:s/><text:span text:style-name="T4">"*"</text:span>:None, <text:s/><text:span text:style-name="T4">"/"</text:span>:None, <text:s/><text:tab/><text:span text:style-name="T4">"("</text:span>:"FR", <text:s/><text:span text:style-name="T4">")"</text:span>:None, <text:span text:style-name="T4">"$"</text:span>:None},</text:p>
      <text:p text:style-name="P4"><text:span text:style-name="T1">11</text:span><text:tab/><text:tab/><text:tab/><text:span text:style-name="T4">"R"</text:span>:{<text:span text:style-name="T4">"a"</text:span>:None, <text:span text:style-name="T4">"+"</text:span>:<text:span text:style-name="T4">""</text:span>, <text:s text:c="3"/><text:span text:style-name="T4">"-"</text:span>:<text:span text:style-name="T4">""</text:span>, <text:s text:c="3"/><text:span text:style-name="T4">"*"</text:span>:<text:span text:style-name="T4">"*FR"</text:span>, <text:span text:style-name="T4">"/"</text:span>:<text:span text:style-name="T4">"/FR"</text:span>, <text:tab/><text:span text:style-name="T4">"("</text:span>:None, <text:s/><text:span text:style-name="T4">")"</text:span>:<text:span text:style-name="T4">""</text:span>, <text:s text:c="2"/><text:span text:style-name="T4">"$"</text:span>:<text:span text:style-name="T4">""</text:span>},</text:p>
      <text:p text:style-name="P4"><text:span text:style-name="T1">12</text:span><text:tab/><text:tab/><text:tab/><text:span text:style-name="T4">"F"</text:span>:{<text:span text:style-name="T4">"a"</text:span>:<text:span text:style-name="T4">"a"</text:span>, <text:s/><text:span text:style-name="T4">"+"</text:span>:None, <text:s/><text:span text:style-name="T4">"-"</text:span>:None, <text:s/><text:span text:style-name="T4">"*"</text:span>:None, <text:s/><text:span text:style-name="T4">"/"</text:span>:None, <text:s/><text:tab/><text:span text:style-name="T4">"("</text:span>:<text:span text:style-name="T4">"(E)"</text:span>, <text:span text:style-name="T4">")"</text:span>:None, <text:span text:style-name="T4">"$"</text:span>:None}</text:p>
      <text:p text:style-name="P4"><text:span text:style-name="T1">13</text:span><text:tab/><text:tab/>}</text:p>
      <text:p text:style-name="P4"><text:span text:style-name="T1">14</text:span><text:tab/><text:tab/>stack = []</text:p>
      <text:p text:style-name="P4"><text:span text:style-name="T1">15</text:span><text:tab/><text:tab/>curTerm = None</text:p>
      <text:p text:style-name="P4"><text:span text:style-name="T1">16</text:span><text:tab/><text:tab/>curNonTerm = None</text:p>
      <text:p text:style-name="P4"><text:span text:style-name="T1">17</text:span><text:tab/><text:tab/>done = False</text:p>
      <text:p text:style-name="P4"><text:span text:style-name="T1">18</text:span><text:tab/><text:tab/>isGood = True</text:p>
      <text:p text:style-name="P4"><text:span text:style-name="T1">19</text:span><text:tab/></text:p>
      <text:p text:style-name="P4"><text:span text:style-name="T1">20</text:span><text:tab/><text:tab/>stack.append(<text:span text:style-name="T4">"$"</text:span>)</text:p>
      <text:p text:style-name="P4"><text:span text:style-name="T1">21</text:span><text:tab/><text:tab/>stack.append(<text:span text:style-name="T4">"E"</text:span>)</text:p>
      <text:p text:style-name="P4"><text:span text:style-name="T1">22</text:span><text:tab/></text:p>
      <text:p text:style-name="P4"><text:span text:style-name="T1">23</text:span><text:tab/><text:tab/>while not done:</text:p>
      <text:p text:style-name="P4"><text:span text:style-name="T1">24</text:span><text:tab/><text:tab/><text:tab/>curTerm = string[0] <text:span text:style-name="T3">#read</text:span></text:p>
      <text:p text:style-name="P4"><text:span text:style-name="T1">25</text:span><text:tab/><text:tab/><text:tab/>string = string[1:]</text:p>
      <text:p text:style-name="P4"><text:span text:style-name="T1">26</text:span><text:tab/></text:p>
      <text:p text:style-name="P4"><text:span text:style-name="T1">27</text:span><text:tab/><text:tab/><text:tab/>while 1:</text:p>
      <text:p text:style-name="P4"><text:span text:style-name="T1">28</text:span><text:tab/><text:tab/><text:tab/><text:tab/>curNonTerm = stack.pop()</text:p>
      <text:p text:style-name="P4"><text:span text:style-name="T1">29</text:span><text:tab/><text:tab/><text:tab/><text:tab/>if curNonTerm in <text:span text:style-name="T4">"a+-*/()$"</text:span>: <text:span text:style-name="T3">#if it's a term, match</text:span></text:p>
      <text:p text:style-name="P4"><text:span text:style-name="T1">30</text:span><text:tab/><text:tab/><text:tab/><text:tab/><text:tab/>print(<text:span text:style-name="T4">"Match:"</text:span>, curNonTerm, <text:span text:style-name="T4">" - "</text:span>, <text:span text:style-name="T4">"Stack:"</text:span>, <text:tab/>stack)</text:p>
      <text:p text:style-name="P4"><text:span text:style-name="T1">31</text:span><text:tab/><text:tab/><text:tab/><text:tab/><text:tab/>if curNonTerm == <text:span text:style-name="T4">"$"</text:span>: done = True <text:span text:style-name="T3">#if it's the <text:tab/>end then exit</text:span></text:p>
      <text:p text:style-name="P4"><text:span text:style-name="T1">32</text:span><text:tab/><text:tab/><text:tab/><text:tab/><text:tab/>break</text:p>
      <text:p text:style-name="P4"><text:span text:style-name="T1">33</text:span><text:tab/></text:p>
      <text:p text:style-name="P4"><text:span text:style-name="T1">34</text:span><text:tab/><text:tab/><text:tab/><text:tab/>p = parseTable[curNonTerm][curTerm]</text:p>
      <text:p text:style-name="P4"><text:span text:style-name="T1">35</text:span><text:tab/><text:tab/><text:tab/><text:tab/>if p == <text:span text:style-name="T4">""</text:span>: continue <text:span text:style-name="T3">#if it's lambda, pop again</text:span></text:p>
      <text:p text:style-name="P4"><text:span text:style-name="T1">36</text:span><text:tab/><text:tab/><text:tab/><text:tab/>elif p == None: <text:span text:style-name="T3">#if it's none, break with error</text:span></text:p>
      <text:p text:style-name="P4"><text:span text:style-name="T1">37</text:span><text:tab/><text:tab/><text:tab/><text:tab/><text:tab/>done = True</text:p>
      <text:p text:style-name="P4"><text:span text:style-name="T1">38</text:span><text:tab/><text:tab/><text:tab/><text:tab/><text:tab/>isGood = False</text:p>
      <text:p text:style-name="P4"><text:span text:style-name="T1">39</text:span><text:tab/><text:tab/><text:tab/><text:tab/><text:tab/>break</text:p>
      <text:p text:style-name="P4"><text:span text:style-name="T1">40</text:span><text:tab/></text:p>
      <text:p text:style-name="P4"><text:span text:style-name="T1">41</text:span><text:tab/><text:tab/><text:tab/><text:tab/>for x in p[::-1]: stack.append(x) <text:span text:style-name="T3">#push in reverse <text:tab/>order</text:span></text:p>
      <text:p text:style-name="P4"><text:span text:style-name="T1">42</text:span><text:tab/><text:tab/>return isGood</text:p>
      <text:p text:style-name="P4"><text:span text:style-name="T1">43</text:span><text:tab/></text:p>
      <text:p text:style-name="P4"><text:span text:style-name="T1">44</text:span><text:tab/>for s in [<text:span text:style-name="T4">"(a+a)*a$"</text:span>,<text:span text:style-name="T4">"a*(a/a)$"</text:span>,<text:span text:style-name="T4">"a(a+a)$"</text:span>]:</text:p>
      <text:p text:style-name="P4"><text:span text:style-name="T1">45</text:span><text:tab/><text:tab/>print(<text:span text:style-name="T4">"Working on string:"</text:span>, s)</text:p>
      <text:p text:style-name="P4"><text:span text:style-name="T1">46</text:span><text:tab/><text:tab/>isMatch = matches(s)</text:p>
      <text:p text:style-name="P4"><text:span text:style-name="T1">47</text:span><text:tab/><text:tab/>if isMatch: print(<text:span text:style-name="T4">"String matches grammar!"</text:span>)</text:p>
      <text:p text:style-name="P4"><text:soft-page-break/><text:span text:style-name="T1">48</text:span><text:tab/><text:tab/>else: print(<text:span text:style-name="T4">"Error: string does not match grammar!"</text:span>)</text:p>
      <text:p text:style-name="P4"><text:span text:style-name="T1">49</text:span><text:tab/><text:tab/>print()</text:p>
      <text:p text:style-name="P4"><text:span text:style-name="T1">50</text:span><text:tab/></text:p>
      <text:p text:style-name="P4"><text:span text:style-name="T1">51</text:span><text:tab/><text:span text:style-name="T4">""" Output:</text:span></text:p>
      <text:p text:style-name="P4"><text:span text:style-name="T1">52</text:span><text:tab/><text:span text:style-name="T4">Working on string: (a+a)*a$</text:span></text:p>
      <text:p text:style-name="P4"><text:span text:style-name="T1">53</text:span><text:tab/><text:span text:style-name="T4">Match: ( <text:s/>- <text:s/>Stack: ['$', 'Q', 'R', ')', 'E']</text:span></text:p>
      <text:p text:style-name="P4"><text:span text:style-name="T1">54</text:span><text:tab/><text:span text:style-name="T4">Match: a <text:s/>- <text:s/>Stack: ['$', 'Q', 'R', ')', 'Q', 'R']</text:span></text:p>
      <text:p text:style-name="P4"><text:span text:style-name="T1">55</text:span><text:tab/><text:span text:style-name="T4">Match: + <text:s/>- <text:s/>Stack: ['$', 'Q', 'R', ')', 'Q', 'T']</text:span></text:p>
      <text:p text:style-name="P4"><text:span text:style-name="T1">56</text:span><text:tab/><text:span text:style-name="T4">Match: a <text:s/>- <text:s/>Stack: ['$', 'Q', 'R', ')', 'Q', 'R']</text:span></text:p>
      <text:p text:style-name="P4"><text:span text:style-name="T1">57</text:span><text:tab/><text:span text:style-name="T4">Match: ) <text:s/>- <text:s/>Stack: ['$', 'Q', 'R']</text:span></text:p>
      <text:p text:style-name="P4"><text:span text:style-name="T1">58</text:span><text:tab/><text:span text:style-name="T4">Match: * <text:s/>- <text:s/>Stack: ['$', 'Q', 'R', 'F']</text:span></text:p>
      <text:p text:style-name="P4"><text:span text:style-name="T1">59</text:span><text:tab/><text:span text:style-name="T4">Match: a <text:s/>- <text:s/>Stack: ['$', 'Q', 'R']</text:span></text:p>
      <text:p text:style-name="P4"><text:span text:style-name="T1">60</text:span><text:tab/><text:span text:style-name="T4">Match: $ <text:s/>- <text:s/>Stack: []</text:span></text:p>
      <text:p text:style-name="P4"><text:span text:style-name="T1">61</text:span><text:tab/><text:span text:style-name="T4">String matches grammar!</text:span></text:p>
      <text:p text:style-name="P4"><text:span text:style-name="T1">62</text:span><text:tab/></text:p>
      <text:p text:style-name="P4"><text:span text:style-name="T1">63</text:span><text:tab/><text:span text:style-name="T4">Working on string: a*(a/a)$</text:span></text:p>
      <text:p text:style-name="P4"><text:span text:style-name="T1">64</text:span><text:tab/><text:span text:style-name="T4">Match: a <text:s/>- <text:s/>Stack: ['$', 'Q', 'R']</text:span></text:p>
      <text:p text:style-name="P4"><text:span text:style-name="T1">65</text:span><text:tab/><text:span text:style-name="T4">Match: * <text:s/>- <text:s/>Stack: ['$', 'Q', 'R', 'F']</text:span></text:p>
      <text:p text:style-name="P4"><text:span text:style-name="T1">66</text:span><text:tab/><text:span text:style-name="T4">Match: ( <text:s/>- <text:s/>Stack: ['$', 'Q', 'R', ')', 'E']</text:span></text:p>
      <text:p text:style-name="P4"><text:span text:style-name="T1">67</text:span><text:tab/><text:span text:style-name="T4">Match: a <text:s/>- <text:s/>Stack: ['$', 'Q', 'R', ')', 'Q', 'R']</text:span></text:p>
      <text:p text:style-name="P4"><text:span text:style-name="T1">68</text:span><text:tab/><text:span text:style-name="T4">Match: / <text:s/>- <text:s/>Stack: ['$', 'Q', 'R', ')', 'Q', 'R', 'F']</text:span></text:p>
      <text:p text:style-name="P4"><text:span text:style-name="T1">69</text:span><text:tab/><text:span text:style-name="T4">Match: a <text:s/>- <text:s/>Stack: ['$', 'Q', 'R', ')', 'Q', 'R']</text:span></text:p>
      <text:p text:style-name="P4"><text:span text:style-name="T1">70</text:span><text:tab/><text:span text:style-name="T4">Match: ) <text:s/>- <text:s/>Stack: ['$', 'Q', 'R']</text:span></text:p>
      <text:p text:style-name="P4"><text:span text:style-name="T1">71</text:span><text:tab/><text:span text:style-name="T4">Match: $ <text:s/>- <text:s/>Stack: []</text:span></text:p>
      <text:p text:style-name="P4"><text:span text:style-name="T1">72</text:span><text:tab/><text:span text:style-name="T4">String matches grammar!</text:span></text:p>
      <text:p text:style-name="P4"><text:span text:style-name="T1">73</text:span><text:tab/></text:p>
      <text:p text:style-name="P4"><text:span text:style-name="T1">74</text:span><text:tab/><text:span text:style-name="T4">Working on string: a(a+a)$</text:span></text:p>
      <text:p text:style-name="P4"><text:span text:style-name="T1">75</text:span><text:tab/><text:span text:style-name="T4">Match: a <text:s/>- <text:s/>Stack: ['$', 'Q', 'R']</text:span></text:p>
      <text:p text:style-name="P4"><text:span text:style-name="T1">76</text:span><text:tab/><text:span text:style-name="T4">Error: string does not match grammar!</text:span></text:p>
      <text:p text:style-name="P4"><text:span text:style-name="T1">77</text:span><text:tab/><text:span text:style-name="T4">""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0pt" officeooo:rsid="000810d0" officeooo:paragraph-rsid="000810d0" style:font-size-asian="10pt" style:font-size-complex="10pt"/>
    </style:style>
    <style:style style:name="MT1" style:family="text">
      <style:text-properties officeooo:rsid="000e0dc8"/>
    </style:style>
    <style:page-layout style:name="Mpm1">
      <style:page-layout-properties fo:page-width="8.5in" fo:page-height="11in" style:num-format="1" style:print-orientation="portrait" fo:margin-top="0.6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rvath<text:tab/>CMPS 455 Assignment <text:span text:style-name="MT1">7 Part </text:span>1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3:54:24.686739163</meta:creation-date>
    <dc:date>2018-10-28T13:33:41.287532980</dc:date>
    <meta:editing-duration>PT19M10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78" meta:word-count="470" meta:character-count="2744" meta:non-whitespace-character-count="2195"/>
  </office:meta>
</office:document-meta>
</file>